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1E65122826B8FF75.png" manifest:media-type="image/png"/>
  <manifest:file-entry manifest:full-path="Pictures/10000201000007800000043804B8AA0F3B240B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1bdb" officeooo:paragraph-rsid="00031bd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Module 1-10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18.106cm" svg:height="14.99cm" draw:z-index="0"><draw:image xlink:href="Pictures/10000201000007800000043804B8AA0F3B240B74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Image2" text:anchor-type="char" svg:width="17.921cm" svg:height="20.375cm" draw:z-index="1"><draw:image xlink:href="Pictures/1000020100000780000004381E65122826B8FF7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8T04:31:09.584094030</meta:creation-date>
    <dc:date>2023-09-08T04:32:51.666526812</dc:date>
    <meta:editing-duration>PT1M42S</meta:editing-duration>
    <meta:editing-cycles>1</meta:editing-cycles>
    <meta:document-statistic meta:table-count="0" meta:image-count="2" meta:object-count="0" meta:page-count="2" meta:paragraph-count="2" meta:word-count="2" meta:character-count="26" meta:non-whitespace-character-count="10"/>
    <meta:generator>LibreOffice/6.4.7.2$Linux_X86_64 LibreOffice_project/40$Build-2</meta:generator>
  </office:meta>
</office:document-meta>
</file>